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P2" style:family="paragraph" style:parent-style-name="Standard">
      <style:text-properties officeooo:rsid="00231240" officeooo:paragraph-rsid="00231240"/>
    </style:style>
    <style:style style:name="P3" style:family="paragraph" style:parent-style-name="Standard">
      <style:text-properties officeooo:rsid="00231240" officeooo:paragraph-rsid="0025db79"/>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5db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text:span text:style-name="T4">Dabei</text:span> wird der agile Softwareentwicklungsprozess unterstützt. Continuous Software Engineering ist interdisziplinär und bezieht im Gegensatz zu reinen agilen Softwareentwicklungsmodellen mehr als die reine Softwareentwicklung mit ei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m dem Software-Entwickler von der verwendeten Entwicklungsumgebung abgenommen. Um den Build jedoch von der Entwicklungsumgebung unabhängig zu machen, wird ein Build-Tool verwendet.</text:p>
      <text:p text:style-name="Standard"><text:soft-page-break/>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c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text:soft-page-break/>###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i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text:soft-page-break/>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P2">## Continuous Testing</text:p>
      <text:p text:style-name="P2"/>
      <text:p text:style-name="P2">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P3">Beim Continuous Testing testet das Testteam kontinuierlich den neuesten lauffähigen Stand der Software und gibt gefundene Fehler und sonstiges Feedback zeitnah an das Entwicklungsteam weiter. <text:span text:style-name="T5">Anders als bei traditionellen manuellen Testmethoden wird davon ausgegangen, dass die getestete Software sich mit der Zeit verändert.</text:span></text:p>
      <text:p text:style-name="P3"/>
      <text:p text:style-name="P3"><text:span text:style-name="T6">## Continuous Deployment</text:span></text:p>
      <text:p text:style-name="P3"/>
      <text:p text:style-name="P3"><text:s text:c="2"/></text:p>
      <text:p text:style-name="Standard"/>
      <text:p text:style-name="Standard">### DevOps</text:p>
      <text:p text:style-name="Standard"/>
      <text:p text:style-name="Standard">##### Definition</text:p>
      <text:p text:style-name="Standard"/>
      <text:p text:style-name="Standard">DevOps ist ein agiler Prozess beziehungsweise eine Arbeitsweise mit dem Ziel, die Zusammenarbeit aller am Prozess beteiligten möglichst einfach und effizient zu gestalten.</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text:soft-page-break/>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Auslieferungsprozesses durch den Einsatz geeigneter Tools und Continuous Delivery. Einfache, <text:span text:style-name="T1">repetitive</text:span> Aufgaben werden automatisiert, und mehr Wert auf menschliche Interaktionen gelegt. </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 (Bugtracker)</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n und derselbe Bugtracker für alle am Prozess beteiligte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code ein neuer Build erstellt wird, werden automatisierten Tests ausgeführt und deren Ergebnisse an den Entwickler weitergeleitet.</text:p>
      <text:p text:style-name="Standard"/>
      <text:p text:style-name="Standard">##### ITIL</text:p>
      <text:p text:style-name="Standard"><text:soft-page-break/></text:p>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p>
      <text:p text:style-name="Standard"/>
      <text:p text:style-name="Standard"/>
      <text:p text:style-name="Standard">## Workflows</text:p>
      <text:p text:style-name="Standard"/>
      <text:p text:style-name="Standard"><text:tab/>Continuous Delivery</text:p>
      <text:p text:style-name="Standard"><text:tab/><text:tab/>Continuous Integration</text:p>
      <text:p text:style-name="Standard"><text:tab/><text:tab/>schnellerer Release</text:p>
      <text:p text:style-name="Standard"><text:tab/><text:tab/>Deployment-Pipeline</text:p>
      <text:p text:style-name="Standard"><text:tab/><text:tab/>jede Version (auch intern) muss lauffähig sein</text:p>
      <text:p text:style-name="Standard"><text:tab/><text:tab/>automatisierte und manuelle Tests</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tab/>Definition und Abgrenzung</text:p>
      <text:p text:style-name="Standard"/>
      <text:p text:style-name="Standard">## Tools</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ist keine Virtualisierunganwendung.</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text:soft-page-break/></text:p>
      <text:p text:style-name="Standard">##### Container</text:p>
      <text:p text:style-name="Standard"/>
      <text:p text:style-name="Standard">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undung. Dies erlaubt dem Entwickler, problem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für vorkonfigurierte Docker-Container.</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Standard">### Jenkins</text:p>
      <text:p text:style-name="Standard"/>
      <text:p text:style-name="Standard">#Quellen</text:p>
      <text:p text:style-name="Standard"/>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6T18:01:51.828000000</dc:date>
    <meta:editing-duration>PT11M44S</meta:editing-duration>
    <meta:editing-cycles>6</meta:editing-cycles>
    <meta:generator>LibreOffice/6.0.4.2$Windows_x86 LibreOffice_project/9b0d9b32d5dcda91d2f1a96dc04c645c450872bf</meta:generator>
    <meta:document-statistic meta:table-count="0" meta:image-count="0" meta:object-count="0" meta:page-count="7" meta:paragraph-count="130" meta:word-count="2052" meta:character-count="15850" meta:non-whitespace-character-count="13897"/>
  </office:meta>
</office:document-meta>
</file>